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B000000AFC9B110E0C50815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947cm" svg:height="4.629cm" svg:x="8.056cm" svg:y="12.555cm">
          <draw:image xlink:href="Pictures/10000201000000BB000000AFC9B110E0C508154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3-28T02:01:25.690756319</meta:creation-date>
    <dc:date>2024-03-28T02:02:18.953297586</dc:date>
    <meta:editing-duration>PT57S</meta:editing-duration>
    <meta:editing-cycles>1</meta:editing-cycles>
    <meta:document-statistic meta:object-count="1"/>
    <meta:generator>LibreOffice/6.0.7.3$Linux_X86_64 LibreOffice_project/00m0$Build-3</meta:generator>
  </office:meta>
</office:document-meta>
</file>